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aleae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REDWC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ensity Select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/c <text:s/>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n/c 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Reser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I</text:p>
          </table:table-cell>
          <table:table-cell office:value-type="string" calcext:value-type="string">
            <text:p>PA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INDEX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MOTE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A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A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/DRVS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B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/DRVSA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rive Sel A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/MOTEB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Motor Enable B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DIR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/STEP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4_CH3</text:p>
          </table:table-cell>
          <table:table-cell office:value-type="string" calcext:value-type="string">
            <text:p>PB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/WD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Write Data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/WGATE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Floppy Write Enable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/TRK00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Track 0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/WPT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Write Protect</text:p>
          </table:table-cell>
          <table:table-cell/>
          <table:table-cell office:value-type="string" calcext:value-type="string">
            <text:p>Unused</text:p>
          </table:table-cell>
          <table:table-cell/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A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RDATA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Read Data</text:p>
          </table:table-cell>
          <table:table-cell office:value-type="string" calcext:value-type="string">
            <text:p>Fre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/SIDE1 </text:p>
          </table:table-cell>
          <table:table-cell office:value-type="string" calcext:value-type="string">
            <text:p>--&gt; </text:p>
          </table:table-cell>
          <table:table-cell office:value-type="string" calcext:value-type="string">
            <text:p>Head Select</text:p>
          </table:table-cell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/DSKCHG </text:p>
          </table:table-cell>
          <table:table-cell office:value-type="string" calcext:value-type="string">
            <text:p>&lt;-- </text:p>
          </table:table-cell>
          <table:table-cell office:value-type="string" calcext:value-type="string">
            <text:p>Disk Change/Ready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Unused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IM5_CH2</text:p>
          </table:table-cell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IndexSim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LED4</text:p>
          </table:table-cell>
          <table:table-cell/>
          <table:table-cell office:value-type="string" calcext:value-type="string">
            <text:p>Verify failed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LED3</text:p>
          </table:table-cell>
          <table:table-cell/>
          <table:table-cell office:value-type="string" calcext:value-type="string">
            <text:p>Read IRQ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LED5</text:p>
          </table:table-cell>
          <table:table-cell/>
          <table:table-cell office:value-type="string" calcext:value-type="string">
            <text:p>Write IRQ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LED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.00.0000</text:date>, <text:time style:data-style-name="N2" text:time-value="18:43:02.90317181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3:45:58.607508344</meta:creation-date>
    <dc:date>2016-05-07T14:53:43.647415644</dc:date>
    <meta:editing-duration>PT12H25M4S</meta:editing-duration>
    <meta:editing-cycles>10</meta:editing-cycles>
    <meta:generator>LibreOffice/5.1.4.2$Linux_X86_64 LibreOffice_project/10m0$Build-2</meta:generator>
    <meta:document-statistic meta:table-count="1" meta:cell-count="135" meta:object-count="0"/>
  </office:meta>
</office:document-meta>
</file>